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tandardnípísmoodstavce" style:family="text">
      <style:text-properties fo:font-weight="bold" style:font-weight-asian="bold"/>
    </style:style>
    <style:style style:name="T18" style:parent-style-name="Standardnípísmoodstavce" style:family="text">
      <style:text-properties fo:font-weight="bold" style:font-weight-asian="bold"/>
    </style:style>
    <style:style style:name="T19" style:parent-style-name="Standardnípísmoodstavce" style:family="text">
      <style:text-properties fo:font-weight="bold" style:font-weight-asian="bold" style:text-position="super 65.2%"/>
    </style:style>
    <style:style style:name="P20" style:parent-style-name="Základnítext" style:family="paragraph">
      <style:text-properties fo:background-color="#FFFF00"/>
    </style:style>
    <style:style style:name="P21" style:parent-style-name="Normální" style:family="paragraph">
      <style:text-properties fo:font-weight="bold" style:font-weight-asian="bold" fo:color="#008576" fo:font-size="12pt" style:font-size-asian="12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19/2018<text:bookmark-end text:name="Text14"/></text:p>
            <text:p text:style-name="Normální">KVOP-18038/2018<text:bookmark-end text:name="Text2"/></text:p>
            <text:p text:style-name="Normální"><text:bookmark-start text:name="Text6"/>24. 04. 2018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R. N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N.,<text:s/></text:p>
      <text:p text:style-name="Základnítext">dne 18. 4. 2018 byla<text:s/>do Kanceláře veřejného ochránce práv doručena Vaše žádost podle zákona č. 106/1999 Sb., o svobodném přístupu k informacím, ve znění pozdějších předpisů, kterou žádáte o:</text:p>
      <text:p text:style-name="Základnítext">zaslání informačních materiálů o náplni práce, možnostech a působnosti veřejného ochránce práv.</text:p>
      <text:p text:style-name="Základnítext">Ve smyslu zákona o svobodném přístupu k informacím,<text:s/><text:span text:style-name="T17">se poskytují níže uvedené</text:span><text:s/><text:span text:style-name="T18">informace:</text:span></text:p>
      <text:p text:style-name="Základnítext">-informační leták „Jak se obracet na veřejného ochránce práv“</text:p>
      <text:p text:style-name="Základnítext">-informační leták „Veřejný ochránce práv a ochrana vězněných osob“</text:p>
      <text:p text:style-name="Normální">-informační leták „Veřejný ochránce práv a ochrana osob omezených na svobodě“</text:p>
      <text:p text:style-name="Normální"/>
      <text:p text:style-name="Normální">-informační leták „Rovné zacházení a ochrana před diskriminací“</text:p>
      <text:p text:style-name="Základnítext">Pro úplnost shrnuji, že veřejný ochránce práv se může zabývat činností Vězeňské služby ČR, jakož i podmínkami v zařízeních, kde se vykonává<text:s/>vazba či trest odnětí svobody. Ochránce však upřednostňuje, když se stěžovatel nejdříve obrátí se stížností na Oddělení prevence a stížností dané věznice. Zákon o veřejném ochránci práv totiž předpokládá, že se sám stěžovatel nejprve pokusí zjednat nápravu,<text:span text:style-name="T19"><text:note text:note-class="footnote" text:id="_ftn0"><text:note-citation>1</text:note-citation><text:note-body><text:p text:style-name="Textpozn.podčarou"><text:s/>§ 11 zákona č. 349/1999 Sb., o veřejném ochránci práv, ve znění pozdějších předpisů.</text:p></text:note-body></text:note></text:span><text:s/>protože tento postup umožní úřadu (ve Vašem případě Vězeňské službě ČR) napravit své chyby v případě, že bude stížnost shledána důvodnou. Nebudete-li spokojen s vyřízením takové stížnosti ze strany věznice, můžete se obrátit na ochránce s podnětem.</text:p>
      <text:p text:style-name="P20"/>
      <text:p text:style-name="podpis">Mgr. Petra Zdražilová</text:p>
      <text:p text:style-name="podpis">ředitelka právní sekce</text:p>
      <text:p text:style-name="P21">4 přílohy</text:p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8GV1P*</text:span></text:p>
        <text:p text:style-name="P12"><text:span text:style-name="T13">KVOPX008GV1P</text:span>KVOPX008GV1P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8-05-04T07:04:00Z</meta:creation-date>
    <dc:date>2018-05-07T06:48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3" meta:word-count="219" meta:character-count="1510" meta:row-count="10" meta:non-whitespace-character-count="1294"/>
  </office:meta>
</office:document-meta>
</file>